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Gra Rabbit-Health polega na zbieraniu warzyw a za odpowiednia ilość Odblokowujesz kolejne poziomy oraz doblokowujesz propozycje diet. Aby gre uruchomić wystarczy wejść w powyższy Link lub</text:span></text:p>
      <text:p text:style-name="Standard"><text:span text:style-name="T1"/></text:p>
      <text:p text:style-name="P1">1.Pobrać pliki z mojego repozytorium</text:p>
      <text:p text:style-name="P1">2.Zainstalować Xamppa</text:p>
      <text:p text:style-name="P1">3.Umieścić Pliki z grą w folderze htdocs</text:p>
      <text:p text:style-name="P1">4.Uruchomić Serwer Apache w Xampie</text:p>
      <text:p text:style-name="P2">5.Wejść w przeglądarke wpisać localhost/ i gra się uruchomi(jeśli wcześniej nie miałeś tam plików)</text:p>
      <text:p text:style-name="P2"/>
      <text:p text:style-name="P2"/>
      <text:p text:style-name="P2">Opis Roli plików</text:p>
      <text:p text:style-name="P2"/>
      <text:p text:style-name="P2">Controller.js-Kod w tym pliku odpowiada za poruszanie się królika.Obiekt w pliku stosuje istrukcje switch I dzięki niej rozpoznaje jakie przyciski nacisnął gracz.</text:p>
      <text:p text:style-name="P2"/>
      <text:p text:style-name="P2">Display.js-Obiekt w tym pliku odpowiada za rysowanie w canvasie.Dzięki temu obiektowi pokazywana jest plansza na ekranie gry.</text:p>
      <text:p text:style-name="P2"/>
      <text:p text:style-name="P2">Engine.js-Obiekt w nim zawarty <text:s/>odpowiada za aktualizację I optymalizację gry.</text:p>
      <text:p text:style-name="P2"/>
      <text:p text:style-name="P2">Game.js-Obiekty w nim zawarte odpowiadają za fizykę gry I kolizję planszy</text:p>
      <text:p text:style-name="P2"/>
      <text:p text:style-name="P2">Main.js-Wywołania obiektów I inicjalizacje</text:p>
      <text:p text:style-name="P2"/>
      <text:p text:style-name="P2">zone.json-Odpowiada za rozmieszczenie marchewek I trawy na mapie</text:p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dc:date>2020-10-24T16:35:48.22</dc:date>
    <dc:creator>;; jjj</dc:creator>
    <meta:editing-duration>PT19M28S</meta:editing-duration>
    <meta:editing-cycles>5</meta:editing-cycles>
    <meta:document-statistic meta:table-count="0" meta:image-count="0" meta:object-count="0" meta:page-count="1" meta:paragraph-count="13" meta:word-count="134" meta:character-count="976"/>
  </office:meta>
</office:document-meta>
</file>